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ff00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Heading_20_2">
      <style:text-properties style:font-name="Arial" fo:font-style="normal" style:font-style-asian="normal" style:font-style-complex="normal"/>
    </style:style>
    <style:style style:name="P11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12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3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4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5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6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fo:background-color="#00ff00" style:font-size-asian="10.5pt" style:font-size-complex="12pt"/>
    </style:style>
    <style:style style:name="P17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8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19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0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1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2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3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4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5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6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7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8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9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30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31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Text_20_body" style:list-style-name="L8">
      <style:paragraph-properties fo:line-height="150%" fo:text-align="start" style:justify-single-word="false" fo:background-color="#00ff00">
        <style:background-image/>
      </style:paragraph-properties>
      <style:text-properties style:font-name="Arial" fo:font-size="12pt" style:font-size-asian="10.5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ix</text:h>
      <text:p text:style-name="P5"/>
      <text:p text:style-name="P4">Hvad jeg umiddelbart kunne finde at af ting der skulle dokumenteres og ændres.</text:p>
      <text:p text:style-name="P4">Vær fri til at rette andre ting, der er jo jer, der også skal bruge det.</text:p>
      <text:p text:style-name="P4">Note: Kommentarer i interfaces kommer automatisk med i klasser, der implementerer den, undtagen hvis overskrevet i klassen.</text:p>
      <text:h text:style-name="P10" text:outline-level="2">Filerne:</text:h>
      <text:p text:style-name="P6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3">ControlSystem:</text:p>
      <text:list xml:id="list35287869" text:style-name="L1">
        <text:list-item>
          <text:p text:style-name="P12">Klassenavn er på dansk.</text:p>
        </text:list-item>
        <text:list-item>
          <text:p text:style-name="P12">Mangler \file.</text:p>
        </text:list-item>
        <text:list-item>
          <text:p text:style-name="P12">Måske irellevant ekstra header information.</text:p>
        </text:list-item>
      </text:list>
      <text:p text:style-name="P3">Factory:</text:p>
      <text:list xml:id="list35287224" text:style-name="L2">
        <text:list-item>
          <text:p text:style-name="P13">\file.</text:p>
        </text:list-item>
        <text:list-item>
          <text:p text:style-name="P13">Måske irellevant ekstra header information.</text:p>
        </text:list-item>
      </text:list>
      <text:p text:style-name="P3">ThreadHandling:</text:p>
      <text:list xml:id="list35280468" text:style-name="L3">
        <text:list-item>
          <text:p text:style-name="P14">file.</text:p>
        </text:list-item>
        <text:list-item>
          <text:p text:style-name="P14">Måske irellevant ekstra header information.</text:p>
        </text:list-item>
        <text:list-item>
          <text:p text:style-name="P14">Flytte noget af header informationen til selve klassen.</text:p>
        </text:list-item>
        <text:list-item>
          <text:p text:style-name="P14">ThreadHolder beskrivelse.</text:p>
        </text:list-item>
      </text:list>
      <text:p text:style-name="P2">Wrapper:(Cong)</text:p>
      <text:list xml:id="list35272853" text:style-name="L4">
        <text:list-item>
          <text:p text:style-name="P17">Kommentarer for vektorer.</text:p>
        </text:list-item>
      </text:list>
      <text:p text:style-name="P1">Robot: ( Søren )</text:p>
      <text:list xml:id="list35262729" text:style-name="L5">
        <text:list-item>
          <text:p text:style-name="P22">Interface kommentarer.</text:p>
        </text:list-item>
        <text:list-item>
          <text:p text:style-name="P22">Enum kommentarer.</text:p>
        </text:list-item>
      </text:list>
      <text:p text:style-name="P1"><text:soft-page-break/>PositionViewModel: (Cong)</text:p>
      <text:list xml:id="list35266747" text:style-name="L6">
        <text:list-item>
          <text:p text:style-name="P23">Generelt dokumentation.</text:p>
        </text:list-item>
        <text:list-item>
          <text:p text:style-name="P23">[Placering fil kan samtidig rettes.]</text:p>
        </text:list-item>
      </text:list>
      <text:p text:style-name="P1">PositionModel: (Cong)</text:p>
      <text:list xml:id="list35267178" text:style-name="L7">
        <text:list-item>
          <text:p text:style-name="P24">Generelt dokumentation.</text:p>
        </text:list-item>
      </text:list>
      <text:p text:style-name="P9">IDLL:(Cong)</text:p>
      <text:list xml:id="list35280700" text:style-name="L8">
        <text:list-item>
          <text:p text:style-name="P32">Kommentarer.</text:p>
        </text:list-item>
      </text:list>
      <text:p text:style-name="P1">DLL:(Cong)</text:p>
      <text:list xml:id="list35284631" text:style-name="L9">
        <text:list-item>
          <text:p text:style-name="P25">Generelt dokumentation.</text:p>
        </text:list-item>
      </text:list>
      <text:p text:style-name="P2">SQLReader(Sam og René):</text:p>
      <text:list xml:id="list35282122" text:style-name="L10">
        <text:list-item>
          <text:p text:style-name="P18">Generelt dokumentation.</text:p>
        </text:list-item>
      </text:list>
      <text:p text:style-name="P3">SQLHandler:</text:p>
      <text:list xml:id="list35275868" text:style-name="L11">
        <text:list-item>
          <text:p text:style-name="P15">\file.</text:p>
        </text:list-item>
        <text:list-item>
          <text:p text:style-name="P15">Måske irellevant header information.</text:p>
        </text:list-item>
      </text:list>
      <text:p text:style-name="P8">LogEvent:</text:p>
      <text:list xml:id="list35277391" text:style-name="L12">
        <text:list-item>
          <text:p text:style-name="P26">Generelt dokumentation.</text:p>
        </text:list-item>
      </text:list>
      <text:p text:style-name="P2">ISQLReader(Sam og René):</text:p>
      <text:list xml:id="list35287276" text:style-name="L13">
        <text:list-item>
          <text:p text:style-name="P19">Klasse beskrivelse.</text:p>
        </text:list-item>
      </text:list>
      <text:p text:style-name="P3">ISQLHandler:</text:p>
      <text:list xml:id="list35276902" text:style-name="L14">
        <text:list-item>
          <text:p text:style-name="P16">Generelt dokumentation.(Kan tage fra interface og fjerne fra implementation.)</text:p>
        </text:list-item>
      </text:list>
      <text:p text:style-name="P8">ILogEvents:</text:p>
      <text:list xml:id="list35275258" text:style-name="L15">
        <text:list-item>
          <text:p text:style-name="P27">Generelt dokumentation.</text:p>
        </text:list-item>
      </text:list>
      <text:p text:style-name="P7">Databaselog:</text:p>
      <text:list xml:id="list35286891" text:style-name="L16">
        <text:list-item>
          <text:p text:style-name="P28">Generelt dokumentation.</text:p>
        </text:list-item>
      </text:list>
      <text:p text:style-name="P8">Cubes:</text:p>
      <text:list xml:id="list35260927" text:style-name="L17">
        <text:list-item>
          <text:p text:style-name="P29">Klasse beskrivelse.</text:p>
        </text:list-item>
      </text:list>
      <text:p text:style-name="P8"><text:soft-page-break/>Cube:</text:p>
      <text:list xml:id="list35274048" text:style-name="L18">
        <text:list-item>
          <text:p text:style-name="P30">Generelt dokumentation.</text:p>
        </text:list-item>
      </text:list>
      <text:p text:style-name="P2">IDEViewModel(Sam og René):</text:p>
      <text:list xml:id="list35264382" text:style-name="L19">
        <text:list-item>
          <text:p text:style-name="P20">Generelt dokumentation.</text:p>
        </text:list-item>
      </text:list>
      <text:p text:style-name="P2">ViewModelManualSteering(René):</text:p>
      <text:list xml:id="list35288564" text:style-name="L20">
        <text:list-item>
          <text:p text:style-name="P21">Generelt dokumentation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1S</meta:editing-duration>
    <meta:editing-cycles>41</meta:editing-cycles>
    <meta:generator>LibreOffice/3.5$Windows_x86 LibreOffice_project/281b639-6baa1d3-ef66a77-d866f25-f36d45f</meta:generator>
    <dc:date>2012-05-17T15:15:05.02</dc:date>
    <meta:document-statistic meta:table-count="0" meta:image-count="0" meta:object-count="0" meta:page-count="3" meta:paragraph-count="55" meta:word-count="214" meta:character-count="1501" meta:non-whitespace-character-count="1371"/>
    <meta:user-defined meta:name="Info 1"/>
    <meta:user-defined meta:name="Info 2"/>
    <meta:user-defined meta:name="Info 3"/>
    <meta:user-defined meta:name="Info 4"/>
  </office:meta>
</office:document-meta>
</file>